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67ab" officeooo:paragraph-rsid="000277d9"/>
    </style:style>
    <style:style style:name="P2" style:family="paragraph" style:parent-style-name="Standard">
      <style:text-properties fo:font-size="13pt" officeooo:rsid="000467ab" officeooo:paragraph-rsid="000277d9" style:font-size-asian="13pt" style:font-size-complex="13pt"/>
    </style:style>
    <style:style style:name="P3" style:family="paragraph" style:parent-style-name="Standard">
      <style:text-properties fo:color="#ce181e" fo:font-size="15pt" style:text-underline-style="solid" style:text-underline-width="auto" style:text-underline-color="font-color" officeooo:rsid="000467ab" officeooo:paragraph-rsid="000277d9" style:font-size-asian="15pt" style:font-size-complex="15pt"/>
    </style:style>
    <style:style style:name="P4" style:family="paragraph" style:parent-style-name="Standard">
      <style:text-properties fo:color="#ce181e" fo:font-size="15pt" style:text-underline-style="solid" style:text-underline-width="auto" style:text-underline-color="font-color" fo:font-weight="normal" officeooo:rsid="000467ab" officeooo:paragraph-rsid="000277d9" style:font-size-asian="15pt" style:font-weight-asian="normal" style:font-size-complex="15pt" style:font-weight-complex="normal"/>
    </style:style>
    <style:style style:name="P5" style:family="paragraph" style:parent-style-name="Standard">
      <style:text-properties fo:color="#ce181e" fo:font-size="15pt" style:text-underline-style="solid" style:text-underline-width="auto" style:text-underline-color="font-color" fo:font-weight="normal" officeooo:rsid="000467ab" officeooo:paragraph-rsid="000437fa" style:font-size-asian="15pt" style:font-weight-asian="normal" style:font-size-complex="15pt" style:font-weight-complex="normal"/>
    </style:style>
    <style:style style:name="P6" style:family="paragraph" style:parent-style-name="Standard">
      <style:text-properties fo:color="#ce181e" fo:font-size="15pt" style:text-underline-style="solid" style:text-underline-width="auto" style:text-underline-color="font-color" fo:font-weight="normal" officeooo:rsid="000437fa" officeooo:paragraph-rsid="000437fa" style:font-size-asian="15pt" style:font-weight-asian="normal" style:font-size-complex="15pt" style:font-weight-complex="normal"/>
    </style:style>
    <style:style style:name="P7" style:family="paragraph" style:parent-style-name="Standard">
      <style:text-properties fo:color="#ce181e" fo:font-size="15pt" style:text-underline-style="solid" style:text-underline-width="auto" style:text-underline-color="font-color" fo:font-weight="normal" officeooo:rsid="000437fa" officeooo:paragraph-rsid="0008e11b" style:font-size-asian="15pt" style:font-weight-asian="normal" style:font-size-complex="15pt" style:font-weight-complex="normal"/>
    </style:style>
    <style:style style:name="P8" style:family="paragraph" style:parent-style-name="Standard">
      <style:text-properties fo:color="#ce181e" fo:font-size="15pt" style:text-underline-style="none" fo:font-weight="normal" officeooo:rsid="000437fa" officeooo:paragraph-rsid="000437fa" style:font-size-asian="15pt" style:font-weight-asian="normal" style:font-size-complex="15pt" style:font-weight-complex="normal"/>
    </style:style>
    <style:style style:name="P9" style:family="paragraph" style:parent-style-name="Standard">
      <style:text-properties fo:color="#ce181e" fo:font-size="15pt" style:text-underline-style="none" fo:font-weight="normal" officeooo:rsid="00054b96" officeooo:paragraph-rsid="00054b96" style:font-size-asian="15pt" style:font-weight-asian="normal" style:font-size-complex="15pt" style:font-weight-complex="normal"/>
    </style:style>
    <style:style style:name="P10" style:family="paragraph" style:parent-style-name="Standard">
      <style:text-properties fo:color="#ce181e" fo:font-size="15pt" style:text-underline-style="none" fo:font-weight="bold" officeooo:rsid="00054b96" officeooo:paragraph-rsid="00054b96" style:font-size-asian="15pt" style:font-weight-asian="bold" style:font-size-complex="15pt" style:font-weight-complex="bold"/>
    </style:style>
    <style:style style:name="P11" style:family="paragraph" style:parent-style-name="Standard">
      <style:text-properties fo:color="#ce181e" fo:font-size="13pt" style:text-underline-style="none" fo:font-weight="normal" officeooo:rsid="000437fa" officeooo:paragraph-rsid="000437fa" style:font-size-asian="11.3500003814697pt" style:font-weight-asian="normal" style:font-size-complex="13pt" style:font-weight-complex="normal"/>
    </style:style>
    <style:style style:name="P12" style:family="paragraph" style:parent-style-name="Standard">
      <style:text-properties fo:color="#000000" fo:font-size="13pt" style:text-underline-style="none" fo:font-weight="normal" officeooo:rsid="000277d9" officeooo:paragraph-rsid="000277d9" style:font-size-asian="11.3500003814697pt" style:font-weight-asian="normal" style:font-size-complex="13pt" style:font-weight-complex="normal"/>
    </style:style>
    <style:style style:name="P13" style:family="paragraph" style:parent-style-name="Standard">
      <style:text-properties fo:color="#000000" fo:font-size="13pt" style:text-underline-style="none" fo:font-weight="normal" officeooo:rsid="000277d9" officeooo:paragraph-rsid="0002e6aa" style:font-size-asian="11.3500003814697pt" style:font-weight-asian="normal" style:font-size-complex="13pt" style:font-weight-complex="normal"/>
    </style:style>
    <style:style style:name="P14" style:family="paragraph" style:parent-style-name="Standard">
      <style:text-properties fo:color="#000000" fo:font-size="13pt" style:text-underline-style="none" fo:font-weight="normal" officeooo:rsid="000437fa" officeooo:paragraph-rsid="000437fa" style:font-size-asian="11.3500003814697pt" style:font-weight-asian="normal" style:font-size-complex="13pt" style:font-weight-complex="normal"/>
    </style:style>
    <style:style style:name="P15" style:family="paragraph" style:parent-style-name="Standard">
      <style:text-properties fo:color="#000000" fo:font-size="13pt" style:text-underline-style="none" fo:font-weight="normal" officeooo:rsid="00054b96" officeooo:paragraph-rsid="00054b96" style:font-size-asian="11.3500003814697pt" style:font-weight-asian="normal" style:font-size-complex="13pt" style:font-weight-complex="normal"/>
    </style:style>
    <style:style style:name="P16" style:family="paragraph" style:parent-style-name="Standard">
      <style:text-properties fo:color="#000000" fo:font-size="13pt" style:text-underline-style="none" fo:font-weight="normal" officeooo:rsid="00054b96" officeooo:paragraph-rsid="00072bdc" style:font-size-asian="11.3500003814697pt" style:font-weight-asian="normal" style:font-size-complex="13pt" style:font-weight-complex="normal"/>
    </style:style>
    <style:style style:name="P17" style:family="paragraph" style:parent-style-name="Standard">
      <style:text-properties fo:color="#000000" fo:font-size="13pt" style:text-underline-style="none" fo:font-weight="normal" officeooo:rsid="00072bdc" officeooo:paragraph-rsid="00072bdc" style:font-size-asian="11.3500003814697pt" style:font-weight-asian="normal" style:font-size-complex="13pt" style:font-weight-complex="normal"/>
    </style:style>
    <style:style style:name="P18" style:family="paragraph" style:parent-style-name="Standard">
      <style:text-properties fo:color="#000000" fo:font-size="13pt" style:text-underline-style="none" fo:font-weight="normal" officeooo:rsid="000277d9" officeooo:paragraph-rsid="000277d9" style:font-size-asian="13pt" style:font-weight-asian="normal" style:font-size-complex="13pt" style:font-weight-complex="normal"/>
    </style:style>
    <style:style style:name="P19" style:family="paragraph" style:parent-style-name="Standard">
      <style:text-properties fo:color="#000000" fo:font-size="13pt" style:text-underline-style="none" fo:font-weight="normal" officeooo:rsid="0008e11b" officeooo:paragraph-rsid="0008e11b" style:font-size-asian="13pt" style:font-weight-asian="normal" style:font-size-complex="13pt" style:font-weight-complex="normal"/>
    </style:style>
    <style:style style:name="P20" style:family="paragraph" style:parent-style-name="Standard">
      <style:text-properties fo:color="#000000" fo:font-size="15pt" style:text-underline-style="none" fo:font-weight="normal" officeooo:rsid="0008e11b" officeooo:paragraph-rsid="0008e11b" style:font-size-asian="15pt" style:font-weight-asian="normal" style:font-size-complex="15pt" style:font-weight-complex="normal"/>
    </style:style>
    <style:style style:name="P21" style:family="paragraph" style:parent-style-name="Standard">
      <style:text-properties fo:color="#800080" fo:font-size="13pt" style:text-underline-style="none" fo:font-weight="normal" officeooo:rsid="000437fa" officeooo:paragraph-rsid="00054b96" style:font-size-asian="11.3500003814697pt" style:font-weight-asian="normal" style:font-size-complex="13pt" style:font-weight-complex="normal"/>
    </style:style>
    <style:style style:name="P22" style:family="paragraph" style:parent-style-name="Standard">
      <style:text-properties fo:color="#800080" fo:font-size="13pt" style:text-underline-style="none" fo:font-weight="normal" officeooo:rsid="00054b96" officeooo:paragraph-rsid="00054b96" style:font-size-asian="11.3500003814697pt" style:font-weight-asian="normal" style:font-size-complex="13pt" style:font-weight-complex="normal"/>
    </style:style>
    <style:style style:name="P23" style:family="paragraph" style:parent-style-name="Standard">
      <style:text-properties fo:color="#800080" fo:font-size="15pt" style:text-underline-style="none" fo:font-weight="normal" officeooo:rsid="00054b96" officeooo:paragraph-rsid="00054b96" style:font-size-asian="15pt" style:font-weight-asian="normal" style:font-size-complex="15pt" style:font-weight-complex="normal"/>
    </style:style>
    <style:style style:name="T1" style:family="text">
      <style:text-properties fo:color="#ce181e"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color="#ce181e" fo:font-size="15pt" style:text-underline-style="solid" style:text-underline-width="auto" style:text-underline-color="font-color" fo:font-weight="bold" officeooo:rsid="001e1e84" style:font-size-asian="15pt" style:font-weight-asian="bold" style:font-size-complex="15pt" style:font-weight-complex="bold"/>
    </style:style>
    <style:style style:name="T3" style:family="text">
      <style:text-properties fo:color="#ce181e" fo:font-size="15pt" style:text-underline-style="solid" style:text-underline-width="auto" style:text-underline-color="font-color" fo:font-weight="bold" officeooo:rsid="000bdb1c" style:font-size-asian="15pt" style:font-weight-asian="bold" style:font-size-complex="15pt" style:font-weight-complex="bold"/>
    </style:style>
    <style:style style:name="T4" style:family="text">
      <style:text-properties fo:color="#ce181e" fo:font-size="15pt" style:text-underline-style="solid" style:text-underline-width="auto" style:text-underline-color="font-color" fo:font-weight="bold" officeooo:rsid="000277d9" style:font-size-asian="15pt" style:font-weight-asian="bold" style:font-size-complex="15pt" style:font-weight-complex="bold"/>
    </style:style>
    <style:style style:name="T5" style:family="text">
      <style:text-properties fo:color="#ce181e" fo:font-size="15pt" style:text-underline-style="solid" style:text-underline-width="auto" style:text-underline-color="font-color" fo:font-weight="bold" officeooo:rsid="0002e6aa" style:font-size-asian="15pt" style:font-weight-asian="bold" style:font-size-complex="15pt" style:font-weight-complex="bold"/>
    </style:style>
    <style:style style:name="T6" style:family="text">
      <style:text-properties fo:font-weight="bold" style:font-weight-asian="bold" style:font-weight-complex="bold"/>
    </style:style>
    <style:style style:name="T7" style:family="text">
      <style:text-properties fo:font-weight="bold" officeooo:rsid="001e1e84" style:font-weight-asian="bold" style:font-weight-complex="bold"/>
    </style:style>
    <style:style style:name="T8" style:family="text">
      <style:text-properties fo:font-weight="bold" officeooo:rsid="000277d9" style:font-weight-asian="bold" style:font-weight-complex="bold"/>
    </style:style>
    <style:style style:name="T9" style:family="text">
      <style:text-properties officeooo:rsid="000277d9"/>
    </style:style>
    <style:style style:name="T10" style:family="text">
      <style:text-properties fo:font-size="13pt" style:font-size-asian="13pt" style:font-size-complex="13pt"/>
    </style:style>
    <style:style style:name="T11" style:family="text">
      <style:text-properties fo:font-size="13pt" style:font-size-asian="11.3500003814697pt" style:font-size-complex="13pt"/>
    </style:style>
    <style:style style:name="T12" style:family="text">
      <style:text-properties officeooo:rsid="0002e6aa"/>
    </style:style>
    <style:style style:name="T13" style:family="text">
      <style:text-properties fo:color="#000000"/>
    </style:style>
    <style:style style:name="T14" style:family="text">
      <style:text-properties fo:color="#000000" officeooo:rsid="00072bdc"/>
    </style:style>
    <style:style style:name="T15" style:family="text">
      <style:text-properties fo:color="#111111" fo:font-size="13pt" style:font-size-asian="11.3500003814697pt" style:font-size-complex="13pt"/>
    </style:style>
    <style:style style:name="T16" style:family="text">
      <style:text-properties fo:color="#111111" fo:font-size="13pt" officeooo:rsid="000499c1" style:font-size-asian="11.3500003814697pt" style:font-size-complex="13pt"/>
    </style:style>
    <style:style style:name="T17" style:family="text">
      <style:text-properties fo:color="#111111" fo:font-size="13pt" officeooo:rsid="00054b96" style:font-size-asian="11.3500003814697pt" style:font-size-complex="13pt"/>
    </style:style>
    <style:style style:name="T18" style:family="text">
      <style:text-properties fo:color="#111111" fo:font-size="13pt" officeooo:rsid="00072bdc" style:font-size-asian="11.3500003814697pt" style:font-size-complex="13pt"/>
    </style:style>
    <style:style style:name="T19" style:family="text">
      <style:text-properties fo:color="#111111" fo:font-size="13pt" officeooo:rsid="000a259d" style:font-size-asian="11.3500003814697pt" style:font-size-complex="13pt"/>
    </style:style>
    <style:style style:name="T20" style:family="text">
      <style:text-properties officeooo:rsid="00072bdc"/>
    </style:style>
    <style:style style:name="T21" style:family="text">
      <style:text-properties officeooo:rsid="0008e11b"/>
    </style:style>
    <style:style style:name="T22" style:family="text">
      <style:text-properties officeooo:rsid="000a259d"/>
    </style:style>
    <style:style style:name="T23"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3">PINEAU Camille groupe 2 </text:span><text:s text:c="80"/><text:span text:style-name="T6"><text:s/></text:span><text:span text:style-name="T8">02</text:span><text:span text:style-name="T7">/</text:span><text:span text:style-name="T8">03</text:span><text:span text:style-name="T6">/20</text:span><text:span text:style-name="T8">20</text:span></text:p>
      <text:p text:style-name="P1"/>
      <text:p text:style-name="P1"><text:s text:c="33"/></text:p>
      <text:p text:style-name="P1"/>
      <text:p text:style-name="P1"><text:s text:c="32"/><text:span text:style-name="T1">SÉANCE </text:span><text:span text:style-name="T5">8</text:span><text:span text:style-name="T1">  : </text:span><text:span text:style-name="T4">finalisation</text:span><text:span text:style-name="T2"> de notre</text:span><text:span text:style-name="T1"> « </text:span><text:span text:style-name="T3">Arm Writer</text:span><text:span text:style-name="T1"> »</text:span></text:p>
      <text:p text:style-name="P1"><text:span text:style-name="T1"/></text:p>
      <text:p text:style-name="P1"><text:span text:style-name="T1"/></text:p>
      <text:p text:style-name="P1"><text:span text:style-name="T1"/></text:p>
      <text:p text:style-name="P1"><text:span text:style-name="T1"/></text:p>
      <text:p text:style-name="P3">Présentation du travail effectué :</text:p>
      <text:p text:style-name="P2"/>
      <text:p text:style-name="P18"><text:tab/>Dans un premier temps, nous avons <text:span text:style-name="T22">décidé de </text:span>découp<text:span text:style-name="T22">er</text:span> cette séance en deux parties.</text:p>
      <text:p text:style-name="P18">Tout d’abord, Audrey m’a montré<text:span text:style-name="T20">e</text:span> tout ce qu’elle a pu avancer pendant mon absence.</text:p>
      <text:p text:style-name="P18">Ensuite, nous avons continué la programmation de nos lettres et nous avons essayé le module Bluetooth.</text:p>
      <text:p text:style-name="P12"/>
      <text:p text:style-name="P12"/>
      <text:p text:style-name="P12"/>
      <text:p text:style-name="P4"><text:span text:style-name="T9">Les nouveautés</text:span>:</text:p>
      <text:p text:style-name="P4"/>
      <text:p text:style-name="P13"><text:tab/>En effet, <text:span text:style-name="T12">Audrey a fourni un super travail pendant les semaines où je n’ai malheureusement pas pu être présente . Elle m’a alors expliquée ce qui avait changé comme les fonctions concernant les lignes ou encore le servo moteur permettant de tenir le stylo qui est différent de celui d’avant et qui est maintenant fixé sur une planche de bois.</text:span></text:p>
      <text:p text:style-name="P14">De plus, la carte Arduino est maintenant une carte Uno alors que avant c’était une carte <text:s text:c="2"/>Nano.</text:p>
      <text:p text:style-name="P13"/>
      <text:p text:style-name="P13"/>
      <text:p text:style-name="P5"><text:span text:style-name="T9">Le Bluetooth</text:span>:</text:p>
      <text:p text:style-name="P5"/>
      <text:p text:style-name="P11"><text:tab/><text:span text:style-name="T13">Le Bluetooth que nous possédions auparavant se connecter très mal ce qui ne nous permettait pas d’utiliser l’application pour tracer nos lettres car il se déconnect</text:span><text:span text:style-name="T14">ait</text:span><text:span text:style-name="T13"> spontanément. Monsieur Masson nous a alors fourni un second module Bluetooth qui marchait mieux mais il se déconnect</text:span><text:span text:style-name="T14">ait</text:span><text:span text:style-name="T13"> encore souvent…</text:span></text:p>
      <text:p text:style-name="P11"><text:span text:style-name="T13">Alors, Monsieur Masson nous a proposé de fixer un condensateur pour gérer les problèmes de connexion.</text:span></text:p>
      <text:p text:style-name="P11"><text:span text:style-name="T13">En effet, c’était la bonne solution car maintenant cela fonctionne.</text:span></text:p>
      <text:p text:style-name="P11"><text:span text:style-name="T13"/></text:p>
      <text:p text:style-name="P11"><text:span text:style-name="T13"/></text:p>
      <text:p text:style-name="P11"><text:span text:style-name="T13"/></text:p>
      <text:p text:style-name="P6">La programmation des lettres :</text:p>
      <text:p text:style-name="P6"/>
      <text:p text:style-name="P8"><text:tab/><text:span text:style-name="T15">D’une part, j’ai continué a programmer les lettres comme la lettre X .</text:span></text:p>
      <text:p text:style-name="P8"><text:span text:style-name="T15">La programmation est plutôt simple une fois </text:span><text:span text:style-name="T19">que </text:span><text:span text:style-name="T15">toutes les fonctions </text:span><text:span text:style-name="T18">appelées</text:span><text:span text:style-name="T15"> sont finis.</text:span></text:p>
      <text:p text:style-name="P8"><text:soft-page-break/><text:span text:style-name="T15">Cependant, il faut rest</text:span><text:span text:style-name="T18">é</text:span><text:span text:style-name="T15"> minutieux concernant la position du stylo ; c’est-à dire s</text:span><text:span text:style-name="T18">avoir s’il</text:span><text:span text:style-name="T15"> faut le lever ou le baisser pour qu’il puisse écrire </text:span><text:span text:style-name="T18">sans faire de traits inutiles.</text:span></text:p>
      <text:p text:style-name="P8"><text:span text:style-name="T15"/></text:p>
      <text:p text:style-name="P8"><text:span text:style-name="T15"/></text:p>
      <text:p text:style-name="P21">void X(int x, int y){</text:p>
      <text:p text:style-name="P21"><text:s text:c="2"/>goTo(x,y);</text:p>
      <text:p text:style-name="P21"><text:s text:c="2"/>delay(1000);</text:p>
      <text:p text:style-name="P21"><text:s text:c="2"/>setDown();</text:p>
      <text:p text:style-name="P21"><text:s text:c="2"/>ligneObliqueAS(x,y);</text:p>
      <text:p text:style-name="P21"><text:s text:c="2"/>delay(1000);</text:p>
      <text:p text:style-name="P21"><text:s text:c="2"/>raiseP();</text:p>
      <text:p text:style-name="P21"><text:s text:c="2"/>goTo(x+1,y+2);</text:p>
      <text:p text:style-name="P21"><text:s text:c="2"/>delay(1000);</text:p>
      <text:p text:style-name="P21"><text:s text:c="2"/>setDown();</text:p>
      <text:p text:style-name="P21"><text:s text:c="2"/>delay(1000);</text:p>
      <text:p text:style-name="P21"><text:s text:c="2"/>goTo(x+2,y);</text:p>
      <text:p text:style-name="P21"><text:s text:c="2"/>delay(1000);</text:p>
      <text:p text:style-name="P21"><text:s text:c="2"/>raiseP();</text:p>
      <text:p text:style-name="P21"><text:s text:c="2"/>delay(500);</text:p>
      <text:p text:style-name="P21"><text:s/></text:p>
      <text:p text:style-name="P21"><text:s text:c="2"/></text:p>
      <text:p text:style-name="P21"><text:span text:style-name="T11">}</text:span></text:p>
      <text:p text:style-name="P8"><text:span text:style-name="T15"/></text:p>
      <text:p text:style-name="P8"><text:span text:style-name="T15"/></text:p>
      <text:p text:style-name="P10"><text:span text:style-name="T15">Voici un exemple de code d’une lettre (ici la lettre X).</text:span></text:p>
      <text:p text:style-name="P8"><text:span text:style-name="T15"/></text:p>
      <text:p text:style-name="P8"><text:span text:style-name="T15">Aussi, il faut faire attention aux coordonnés de notre axe.</text:span></text:p>
      <text:p text:style-name="P8"><text:span text:style-name="T15">En effet, nous avons remarqué que </text:span><text:span text:style-name="T17">l’on ne peut plus contrôler notre bras </text:span><text:span text:style-name="T15">au-delà </text:span><text:span text:style-name="T16">de -5 sur l’axe des ordonnées et de 8 sur l’axe des abscisses .</text:span></text:p>
      <text:p text:style-name="P9"><text:span text:style-name="T16">C’</text:span><text:span text:style-name="T15">est pour cela, que nous avons initialisé les constantes x2 et y2 comme ci dessous :</text:span></text:p>
      <text:p text:style-name="P9"><text:span text:style-name="T15"/></text:p>
      <text:p text:style-name="P23"><text:span text:style-name="T11">int x2=-5;</text:span></text:p>
      <text:p text:style-name="P23"><text:span text:style-name="T11">int y2=8 ;</text:span></text:p>
      <text:p text:style-name="P8"><text:span text:style-name="T15"/></text:p>
      <text:p text:style-name="P13"/>
      <text:p text:style-name="P15">D’autre part, une fois un bon nombre de lettre programmé, on souhaitait écrire deux lettres l’une après l’autre après les avoir tapées sur notre application MIT.</text:p>
      <text:p text:style-name="P15"/>
      <text:p text:style-name="P15">Cependant, nous nous sommes rendus compte que lorsque que l’on rentr<text:span text:style-name="T20">ait</text:span> EV sur notre application par exemple ; notre bras écrivait seulement le V .</text:p>
      <text:p text:style-name="P15">Mais, lorsque l’on tap<text:span text:style-name="T20">ait</text:span> E puis V notre bras écrivait bien ces lettres dans cet ordre.</text:p>
      <text:p text:style-name="P15"/>
      <text:p text:style-name="P15">Puis, on a décidé d’écrire nos lettres les unes dessous les autres car cela nous laissé une meilleure amplitude <text:span text:style-name="T20">pour écrire des petits mots.</text:span></text:p>
      <text:p text:style-name="P17">Hors, après plusieurs tests nous avons réussi à les écrire comme on le souhaitait.</text:p>
      <text:p text:style-name="P17">Il fallait dans la boucle rajouter à chaque lettre une augmentation de 4 pour le x et une diminution de 1 pour le y (car sans explication il se déplaçait progressivement vers le droite à chaque lettre).</text:p>
      <text:p text:style-name="P16"><text:soft-page-break/></text:p>
      <text:p text:style-name="P16"/>
      <text:p text:style-name="P16"/>
      <text:p text:style-name="P16"/>
      <text:p text:style-name="P16"/>
      <text:p text:style-name="P22">if (Data=='x'){</text:p>
      <text:p text:style-name="P22"><text:s text:c="3"/>X(x2,y2);</text:p>
      <text:p text:style-name="P22"><text:s text:c="3"/>delay(1000);</text:p>
      <text:p text:style-name="P22"><text:s text:c="3"/>x2+=4;</text:p>
      <text:p text:style-name="P22"><text:s text:c="3"/>y2-=1;</text:p>
      <text:p text:style-name="P22"><text:s text:c="2"/>} <text:s/></text:p>
      <text:p text:style-name="P22"><text:s text:c="2"/></text:p>
      <text:p text:style-name="P22"/>
      <text:p text:style-name="P22"/>
      <text:p text:style-name="P7">L<text:span text:style-name="T21">e projet</text:span>:</text:p>
      <text:p text:style-name="P7"/>
      <text:p text:style-name="P20"><text:tab/><text:span text:style-name="T10">Enfin, nous avons clôturé la séance en discutant sur notre présentation et sur notre projet réalisé.</text:span></text:p>
      <text:p text:style-name="P19">Je suis très déçue d’avoir manqué certaines séances et je vous présente toutes mes excuses pour ces absences .</text:p>
      <text:p text:style-name="P19">Je devrai normalement être présente pour l’oral la semaine proch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4:04:46.043000000</meta:creation-date>
    <dc:date>2020-03-03T12:01:41.405000000</dc:date>
    <meta:editing-duration>PT20H43M16S</meta:editing-duration>
    <meta:editing-cycles>5</meta:editing-cycles>
    <meta:generator>LibreOffice/6.1.0.3$Windows_x86 LibreOffice_project/efb621ed25068d70781dc026f7e9c5187a4decd1</meta:generator>
    <meta:document-statistic meta:table-count="0" meta:image-count="0" meta:object-count="0" meta:page-count="3" meta:paragraph-count="59" meta:word-count="565" meta:character-count="3593" meta:non-whitespace-character-count="2880"/>
  </office:meta>
</office:document-meta>
</file>